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verdana" svg:font-family="verdan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457in" fo:widows="1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line-height-at-least="0.1457in" fo:widows="1" fo:text-indent="0in" style:auto-text-indent="false" fo:padding="0in" fo:border="none"/>
      <style:text-properties fo:font-variant="normal" fo:text-transform="none" fo:color="#000000" style:font-name="inherit" fo:font-size="10.5pt" fo:letter-spacing="normal" fo:font-style="normal" fo:font-weight="bold"/>
    </style:style>
    <style:style style:name="P3" style:family="paragraph" style:parent-style-name="Standard">
      <style:paragraph-properties fo:margin-left="0in" fo:margin-right="0in" style:line-height-at-least="0.1457in" fo:widows="1" fo:text-indent="0in" style:auto-text-indent="false" fo:break-before="page"/>
    </style:style>
    <style:style style:name="T1" style:family="text">
      <style:text-properties fo:font-variant="normal" fo:text-transform="none" fo:color="#000000" style:font-name="verdana" fo:font-size="10.5pt" fo:letter-spacing="normal" fo:font-style="normal" fo:font-weight="bold"/>
    </style:style>
    <style:style style:name="T2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style:font-name="verdana"/>
    </style:style>
    <style:style style:name="T5" style:family="text">
      <style:text-properties style:font-name="verdana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uman CR 0.5 FIGHTER 1</text:span><text:line-break/><text:span text:style-name="T1">XP</text:span><text:span text:style-name="T3"> </text:span><text:span text:style-name="T2">200</text:span><text:line-break/><text:span text:style-name="T2">Any Medium Humanoid</text:span><text:line-break/><text:span text:style-name="T2">Fighter level 1 (skill points 4) -Fighter</text:span><text:line-break/><text:span text:style-name="T2">(Fighter ) </text:span><text:line-break/><text:span text:style-name="T1">Init</text:span><text:span text:style-name="T3"> </text:span><text:span text:style-name="T2">+1; </text:span><text:span text:style-name="T1">Senses</text:span><text:span text:style-name="T3"> </text:span><text:span text:style-name="T2">; Perception +1</text:span></text:p>
      <text:p text:style-name="P2">DEFENSE</text:p>
      <text:p text:style-name="P1"><text:span text:style-name="T1">AC</text:span><text:span text:style-name="T3"> </text:span><text:span text:style-name="T2">13, Touch 11, flat footed 12 ( Leather, Shield, none) </text:span><text:line-break/><text:span text:style-name="T2">(+1 Dex, +2 armour) </text:span><text:line-break/><text:span text:style-name="T1">hp</text:span><text:span text:style-name="T3"> </text:span><text:span text:style-name="T2">13 (0d8+1d10+2+1);</text:span><text:line-break/><text:span text:style-name="T1">Fort</text:span><text:span text:style-name="T3"> </text:span><text:span text:style-name="T2">+4, </text:span><text:span text:style-name="T1">Ref</text:span><text:span text:style-name="T3"> </text:span><text:span text:style-name="T2">+1, </text:span><text:span text:style-name="T1">Will</text:span><text:span text:style-name="T3"> </text:span><text:span text:style-name="T2">+0 </text:span></text:p>
      <text:p text:style-name="P2">OFFENSE</text:p>
      <text:p text:style-name="P1"><text:span text:style-name="T1">Speed</text:span><text:span text:style-name="T3"> </text:span><text:span text:style-name="T2">30</text:span><text:line-break/><text:span text:style-name="T1">Melee</text:span><text:line-break/><text:span text:style-name="T1">Single Attack</text:span><text:span text:style-name="T3"> </text:span><text:span text:style-name="T2">Mace,Heavy +4 (1d8+3) </text:span><text:line-break/><text:span text:style-name="T1">Full Attack</text:span><text:line-break/><text:span text:style-name="T2">Mace,Heavy +4 (1d8+3)</text:span><text:line-break/><text:span text:style-name="T1">Space</text:span><text:span text:style-name="T3"> </text:span><text:span text:style-name="T2">5ft.; </text:span><text:span text:style-name="T1">Reach</text:span><text:span text:style-name="T3"> </text:span><text:span text:style-name="T2">5 </text:span><text:line-break/><text:span text:style-name="T1">Special Attacks</text:span></text:p>
      <text:p text:style-name="P2">STATISTICS</text:p>
      <text:p text:style-name="P1"><text:span text:style-name="T1">Str</text:span><text:span text:style-name="T3"> </text:span><text:span text:style-name="T2">15, </text:span><text:span text:style-name="T1">Dex</text:span><text:span text:style-name="T3"> </text:span><text:span text:style-name="T2">13, </text:span><text:span text:style-name="T1">Con</text:span><text:span text:style-name="T3"> </text:span><text:span text:style-name="T2">14, </text:span><text:span text:style-name="T1">Int</text:span><text:span text:style-name="T3"> </text:span><text:span text:style-name="T2">13, </text:span><text:span text:style-name="T1">Wis</text:span><text:span text:style-name="T3"> </text:span><text:span text:style-name="T2">11, </text:span><text:span text:style-name="T1">Cha</text:span><text:span text:style-name="T3"> </text:span><text:span text:style-name="T2">8</text:span><text:line-break/><text:span text:style-name="T1">Base Attack</text:span><text:span text:style-name="T3"> </text:span><text:span text:style-name="T2">1 </text:span><text:span text:style-name="T1">CMB</text:span><text:span text:style-name="T3"> </text:span><text:span text:style-name="T2">3 ; </text:span><text:span text:style-name="T1">CMD</text:span><text:span text:style-name="T3"> </text:span><text:span text:style-name="T2">14 </text:span><text:line-break/><text:span text:style-name="T1">Feats</text:span><text:span text:style-name="T3"> </text:span><text:line-break/><text:span text:style-name="T2">Power Attack: You can choose to take a -1 penalty on all melee attacks and combat maneuver checks to gain a +2 bonus on all melee damage rolls. Every +4 base atack penalty increases by -1 and damage by +2,</text:span><text:line-break/><text:span text:style-name="T2">Armour Prof Heavy,</text:span><text:line-break/><text:span text:style-name="T2">Armour Prof Light,</text:span><text:line-break/><text:span text:style-name="T2">Armour Prof Medium,</text:span><text:line-break/><text:span text:style-name="T2">Cleave: Get extra attack if hit monster to adjacent foe, -2 AC until your next turn ,</text:span><text:line-break/><text:span text:style-name="T2">Martial Weap Prof,</text:span><text:line-break/><text:span text:style-name="T2">Shield Proficiency: Can use shields,</text:span><text:line-break/><text:span text:style-name="T2">Simple Weapon Proficiency,</text:span><text:line-break/><text:span text:style-name="T2">Tower Shield Proficiency: Can use the tower shield and suffer only normal shield skill penalties,</text:span><text:line-break/><text:span text:style-name="T2">Weapon Focus: +1 to attack rolls</text:span><text:line-break/><text:span text:style-name="T1">Skills</text:span><text:span text:style-name="T3"> </text:span><text:span text:style-name="T2">Climb 6, Handle Animal -1, Intimidate 3, Know Arch &amp; Eng 1, Know Dungeon 1, Perception 1, Ride 5, Survival 0, Swim 2</text:span><text:line-break/><text:span text:style-name="T1">Languages</text:span><text:span text:style-name="T3"> </text:span><text:span text:style-name="T2">Common</text:span></text:p>
      <text:p text:style-name="P2">ECOLOGY</text:p>
      <text:p text:style-name="P1"><text:span text:style-name="T1">Environment</text:span><text:span text:style-name="T3"> </text:span><text:span text:style-name="T2">Any</text:span><text:line-break/><text:span text:style-name="T1">Organization</text:span><text:span text:style-name="T3"> </text:span><text:span text:style-name="T2">Company 10-20, Band 30-100, Squad 4-8</text:span><text:line-break/><text:span text:style-name="T1">Treasure</text:span><text:span text:style-name="T3"> </text:span><text:span text:style-name="T2">Standard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4">Human CR 1 FIGHTER 2</text:span><text:line-break/><text:span text:style-name="T4">XP</text:span> <text:span text:style-name="T5">400</text:span><text:line-break/><text:span text:style-name="T5">Any Medium Humanoid</text:span><text:line-break/><text:span text:style-name="T5">Fighter level 2 (skill points 8) Fighter</text:span><text:line-break/><text:span text:style-name="T5">(Roughrider ) </text:span><text:line-break/><text:span text:style-name="T4">Init</text:span> <text:span text:style-name="T5">+1; </text:span><text:span text:style-name="T4">Senses</text:span> <text:span text:style-name="T5">; Perception +1</text:span></text:p>
      <text:p text:style-name="P2">DEFENSE</text:p>
      <text:p text:style-name="P1"><text:span text:style-name="T1">AC</text:span><text:span text:style-name="T3"> </text:span><text:span text:style-name="T2">14, Touch 11, flat footed 13 ( Studded Leather, Shield, none) </text:span><text:line-break/><text:span text:style-name="T2">(+1 Dex, +3 armour) </text:span><text:line-break/><text:span text:style-name="T1">hp</text:span><text:span text:style-name="T3"> </text:span><text:span text:style-name="T2">21 (0d8+2d10+4+2);</text:span><text:line-break/><text:span text:style-name="T1">Fort</text:span><text:span text:style-name="T3"> </text:span><text:span text:style-name="T2">+5, </text:span><text:span text:style-name="T1">Ref</text:span><text:span text:style-name="T3"> </text:span><text:span text:style-name="T2">+1, </text:span><text:span text:style-name="T1">Will</text:span><text:span text:style-name="T3"> </text:span><text:span text:style-name="T2">+0 </text:span></text:p>
      <text:p text:style-name="P2">OFFENSE</text:p>
      <text:p text:style-name="P1"><text:span text:style-name="T1">Speed</text:span><text:span text:style-name="T3"> </text:span><text:span text:style-name="T2">30</text:span><text:line-break/><text:span text:style-name="T1">Melee</text:span><text:line-break/><text:span text:style-name="T1">Single Attack</text:span><text:span text:style-name="T3"> </text:span><text:span text:style-name="T2">Mace,Heavy +5 (1d8+3) </text:span><text:line-break/><text:span text:style-name="T1">Full Attack</text:span><text:line-break/><text:span text:style-name="T2">Mace,Heavy +5 (1d8+3)</text:span><text:line-break/><text:span text:style-name="T1">Space</text:span><text:span text:style-name="T3"> </text:span><text:span text:style-name="T2">5ft.; </text:span><text:span text:style-name="T1">Reach</text:span><text:span text:style-name="T3"> </text:span><text:span text:style-name="T2">5 </text:span><text:line-break/><text:span text:style-name="T1">Special Attacks</text:span></text:p>
      <text:p text:style-name="P2">STATISTICS</text:p>
      <text:p text:style-name="P1"><text:span text:style-name="T1">Str</text:span><text:span text:style-name="T3"> </text:span><text:span text:style-name="T2">15, </text:span><text:span text:style-name="T1">Dex</text:span><text:span text:style-name="T3"> </text:span><text:span text:style-name="T2">13, </text:span><text:span text:style-name="T1">Con</text:span><text:span text:style-name="T3"> </text:span><text:span text:style-name="T2">14, </text:span><text:span text:style-name="T1">Int</text:span><text:span text:style-name="T3"> </text:span><text:span text:style-name="T2">13, </text:span><text:span text:style-name="T1">Wis</text:span><text:span text:style-name="T3"> </text:span><text:span text:style-name="T2">11, </text:span><text:span text:style-name="T1">Cha</text:span><text:span text:style-name="T3"> </text:span><text:span text:style-name="T2">8</text:span><text:line-break/><text:span text:style-name="T1">Base Attack</text:span><text:span text:style-name="T3"> </text:span><text:span text:style-name="T2">2 </text:span><text:span text:style-name="T1">CMB</text:span><text:span text:style-name="T3"> </text:span><text:span text:style-name="T2">4 ; </text:span><text:span text:style-name="T1">CMD</text:span><text:span text:style-name="T3"> </text:span><text:span text:style-name="T2">15 </text:span><text:line-break/><text:span text:style-name="T1">Feats</text:span><text:span text:style-name="T3"> </text:span><text:line-break/><text:span text:style-name="T2">Combat Expertise: You can choose to take a -1 penalty on melee attack rolls and combat maneuver checks to gain a +1 dodge bonus to your AC. Every +4 base attack penalty increase by -1 and dodge by +1 ,</text:span><text:line-break/><text:span text:style-name="T2">Power Attack: You can choose to take a -1 penalty on all melee attacks and combat maneuver checks to gain a +2 bonus on all melee damage rolls. Every +4 base atack penalty increases by -1 and damage by +2,</text:span><text:line-break/><text:span text:style-name="T2">Armour Prof Heavy,</text:span><text:line-break/><text:span text:style-name="T2">Armour Prof Light,</text:span><text:line-break/><text:span text:style-name="T2">Armour Prof Medium,</text:span><text:line-break/><text:span text:style-name="T2">Cleave: Get extra attack if hit monster to adjacent foe, -2 AC until your next turn ,</text:span><text:line-break/><text:span text:style-name="T2">Martial Weap Prof,</text:span><text:line-break/><text:span text:style-name="T2">Shield Proficiency: Can use shields,</text:span><text:line-break/><text:span text:style-name="T2">Simple Weapon Proficiency,</text:span><text:line-break/><text:span text:style-name="T2">Tower Shield Proficiency: Can use the tower shield and suffer only normal shield skill penalties,</text:span><text:line-break/><text:span text:style-name="T2">Weapon Focus: +1 to attack rolls</text:span><text:line-break/><text:span text:style-name="T1">Skills</text:span><text:span text:style-name="T3"> </text:span><text:span text:style-name="T2">Climb 6, Handle Animal -1, Intimidate 4, Know Arch &amp; Eng 1, Know Dungeon 1, Perception 1, Ride 6, Survival 4, Swim 0</text:span><text:line-break/><text:span text:style-name="T1">Languages</text:span><text:span text:style-name="T3"> </text:span><text:span text:style-name="T2">Common</text:span></text:p>
      <text:p text:style-name="P2">ECOLOGY</text:p>
      <text:p text:style-name="P1"><text:span text:style-name="T1">Environment</text:span><text:span text:style-name="T3"> </text:span><text:span text:style-name="T2">Any</text:span><text:line-break/><text:span text:style-name="T1">Organization</text:span><text:span text:style-name="T3"> </text:span><text:span text:style-name="T2">Company 10-20, Band 30-100, Squad 4-8</text:span><text:line-break/><text:span text:style-name="T1">Treasure</text:span><text:span text:style-name="T3"> </text:span><text:span text:style-name="T2">Standard</text:span></text:p>
      <text:p text:style-name="P2">SPECIAL ABILITIES</text:p>
      <text:p text:style-name="P1"><text:span text:style-name="T1">Steadfast Mount (Ex)</text:span><text:span text:style-name="T3"> </text:span><text:span text:style-name="T2">After a roughrider has spent 1 hour practicing with a mount, the mount gains a dodge bonus to AC and a morale bonus on saves, but only while the roughrider is mounted on it or adjacent to it. Bonus =+ 1</text:span> </text:p>
      <text:p text:style-name="P1"/>
      <text:p text:style-name="P1"><text:soft-page-break/><text:span text:style-name="T1">Human CR 2 FIGHTER 3</text:span><text:line-break/><text:span text:style-name="T1">XP</text:span><text:span text:style-name="T3"> </text:span><text:span text:style-name="T2">600</text:span><text:line-break/><text:span text:style-name="T2">Any Medium Humanoid</text:span><text:line-break/><text:span text:style-name="T2">Fighter level 3 (skill points 12) Heavy Foot</text:span><text:line-break/><text:span text:style-name="T2">(Shielded Fighter ) </text:span><text:line-break/><text:span text:style-name="T1">Init</text:span><text:span text:style-name="T3"> </text:span><text:span text:style-name="T2">+1; </text:span><text:span text:style-name="T1">Senses</text:span><text:span text:style-name="T3"> </text:span><text:span text:style-name="T2">; Perception +1</text:span></text:p>
      <text:p text:style-name="P2">DEFENSE</text:p>
      <text:p text:style-name="P1"><text:span text:style-name="T1">AC</text:span><text:span text:style-name="T3"> </text:span><text:span text:style-name="T2">15, Touch 12, flat footed 13 ( Leather, Shield, light wooden) </text:span><text:line-break/><text:span text:style-name="T2">(+1 Dex, +2 armour, +1 shield, +1 feats) </text:span><text:line-break/><text:span text:style-name="T1">hp</text:span><text:span text:style-name="T3"> </text:span><text:span text:style-name="T2">30 (0d8+3d10+6+3);</text:span><text:line-break/><text:span text:style-name="T1">Fort</text:span><text:span text:style-name="T3"> </text:span><text:span text:style-name="T2">+5, </text:span><text:span text:style-name="T1">Ref</text:span><text:span text:style-name="T3"> </text:span><text:span text:style-name="T2">+2, </text:span><text:span text:style-name="T1">Will</text:span><text:span text:style-name="T3"> </text:span><text:span text:style-name="T2">+1 </text:span></text:p>
      <text:p text:style-name="P2">OFFENSE</text:p>
      <text:p text:style-name="P1"><text:span text:style-name="T1">Speed</text:span><text:span text:style-name="T3"> </text:span><text:span text:style-name="T2">30</text:span><text:line-break/><text:span text:style-name="T1">Melee</text:span><text:line-break/><text:span text:style-name="T1">Single Attack</text:span><text:span text:style-name="T3"> </text:span><text:span text:style-name="T2">Mace,Heavy +6 (1d8+2) </text:span><text:line-break/><text:span text:style-name="T1">Full Attack</text:span><text:line-break/><text:span text:style-name="T2">Mace,Heavy +6 (1d8+2)</text:span><text:line-break/><text:span text:style-name="T1">Space</text:span><text:span text:style-name="T3"> </text:span><text:span text:style-name="T2">5ft.; </text:span><text:span text:style-name="T1">Reach</text:span><text:span text:style-name="T3"> </text:span><text:span text:style-name="T2">5 </text:span><text:line-break/><text:span text:style-name="T1">Special Attacks</text:span></text:p>
      <text:p text:style-name="P2">STATISTICS</text:p>
      <text:p text:style-name="P1"><text:span text:style-name="T1">Str</text:span><text:span text:style-name="T3"> </text:span><text:span text:style-name="T2">15, </text:span><text:span text:style-name="T1">Dex</text:span><text:span text:style-name="T3"> </text:span><text:span text:style-name="T2">13, </text:span><text:span text:style-name="T1">Con</text:span><text:span text:style-name="T3"> </text:span><text:span text:style-name="T2">14, </text:span><text:span text:style-name="T1">Int</text:span><text:span text:style-name="T3"> </text:span><text:span text:style-name="T2">13, </text:span><text:span text:style-name="T1">Wis</text:span><text:span text:style-name="T3"> </text:span><text:span text:style-name="T2">11, </text:span><text:span text:style-name="T1">Cha</text:span><text:span text:style-name="T3"> </text:span><text:span text:style-name="T2">8</text:span><text:line-break/><text:span text:style-name="T1">Base Attack</text:span><text:span text:style-name="T3"> </text:span><text:span text:style-name="T2">3 </text:span><text:span text:style-name="T1">CMB</text:span><text:span text:style-name="T3"> </text:span><text:span text:style-name="T2">5 ; </text:span><text:span text:style-name="T1">CMD</text:span><text:span text:style-name="T3"> </text:span><text:span text:style-name="T2">17 </text:span><text:line-break/><text:span text:style-name="T1">Feats</text:span><text:span text:style-name="T3"> </text:span><text:line-break/><text:span text:style-name="T2">Dodge: Add 1 to AC ,</text:span><text:line-break/><text:span text:style-name="T2">Power Attack: You can choose to take a -1 penalty on all melee attacks and combat maneuver checks to gain a +2 bonus on all melee damage rolls. Every +4 base atack penalty increases by -1 and damage by +2,</text:span><text:line-break/><text:span text:style-name="T2">Armour Prof Heavy,</text:span><text:line-break/><text:span text:style-name="T2">Armour Prof Light,</text:span><text:line-break/><text:span text:style-name="T2">Armour Prof Medium,</text:span><text:line-break/><text:span text:style-name="T2">Cleave: Get extra attack if hit monster to adjacent foe, -2 AC until your next turn ,</text:span><text:line-break/><text:span text:style-name="T2">Great Cleave: Can make extra attacks to adjacent foes if you hit opponents can continue until you miss or no more within reach, -2 AC until you next turn ,</text:span><text:line-break/><text:span text:style-name="T2">Martial Weap Prof,</text:span><text:line-break/><text:span text:style-name="T2">Shield Proficiency: Can use shields,</text:span><text:line-break/><text:span text:style-name="T2">Simple Weapon Proficiency,</text:span><text:line-break/><text:span text:style-name="T2">Tower Shield Proficiency: Can use the tower shield and suffer only normal shield skill penalties,</text:span><text:line-break/><text:span text:style-name="T2">Weapon Focus: +1 to attack rolls</text:span><text:line-break/><text:span text:style-name="T1">Skills</text:span><text:span text:style-name="T3"> </text:span><text:span text:style-name="T2">Climb 7, Handle Animal -1, Intimidate 5, Know Arch &amp; Eng 5, Know Dungeon 5, Perception 1, Ride 7, Survival 0, Swim 0</text:span><text:line-break/><text:span text:style-name="T1">Languages</text:span><text:span text:style-name="T3"> </text:span><text:span text:style-name="T2">Common</text:span></text:p>
      <text:p text:style-name="P2">ECOLOGY</text:p>
      <text:p text:style-name="P1"><text:span text:style-name="T1">Environment</text:span><text:span text:style-name="T3"> </text:span><text:span text:style-name="T2">Any</text:span><text:line-break/><text:span text:style-name="T1">Organization</text:span><text:span text:style-name="T3"> </text:span><text:span text:style-name="T2">Company 10-20, Band 30-100, Squad 4-8</text:span><text:line-break/><text:span text:style-name="T1">Treasure</text:span><text:span text:style-name="T3"> </text:span><text:span text:style-name="T2">Standard</text:span></text:p>
      <text:p text:style-name="P2">SPECIAL ABILITIES</text:p>
      <text:p text:style-name="P1"><text:span text:style-name="T1">Active Defense (Ex)</text:span><text:span text:style-name="T3"> </text:span><text:span text:style-name="T2">Gains a dodge bonus to AC when wielding a shield and fighting defensively, using Combat Expertise, or using total defense. As a swift action, may share this bonus with one adjacent ally, or half of the bonus with all adjacent allies, until the beginning of his next turn. Bonus = + 1</text:span><text:line-break/><text:soft-page-break/><text:span text:style-name="T1">Bravery</text:span><text:span text:style-name="T3"> </text:span><text:span text:style-name="T2">Save vs fear + 1</text:span></text:p>
      <text:p text:style-name="P2">MAGIC ITEMS (max value 780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Human CR 3 FIGHTER 4</text:span><text:line-break/><text:span text:style-name="T1">XP</text:span><text:span text:style-name="T3"> </text:span><text:span text:style-name="T2">800</text:span><text:line-break/><text:span text:style-name="T2">Any Medium Humanoid</text:span><text:line-break/><text:span text:style-name="T2">Fighter level 4 (skill points 16) Heavy Foot</text:span><text:line-break/><text:span text:style-name="T2">(Polearm Master ) </text:span><text:line-break/><text:span text:style-name="T1">Init</text:span><text:span text:style-name="T3"> </text:span><text:span text:style-name="T2">+1; </text:span><text:span text:style-name="T1">Senses</text:span><text:span text:style-name="T3"> </text:span><text:span text:style-name="T2">; Perception +1</text:span></text:p>
      <text:p text:style-name="P2">DEFENSE</text:p>
      <text:p text:style-name="P1"><text:span text:style-name="T1">AC</text:span><text:span text:style-name="T3"> </text:span><text:span text:style-name="T2">17, Touch 12, flat footed 15 ( Chain Shirt, Shield, light steel) </text:span><text:line-break/><text:span text:style-name="T2">(+1 Dex, +4 armour, +1 shield, +1 feats) </text:span><text:line-break/><text:span text:style-name="T1">hp</text:span><text:span text:style-name="T3"> </text:span><text:span text:style-name="T2">38 (0d8+4d10+8+4);</text:span><text:line-break/><text:span text:style-name="T1">Fort</text:span><text:span text:style-name="T3"> </text:span><text:span text:style-name="T2">+6, </text:span><text:span text:style-name="T1">Ref</text:span><text:span text:style-name="T3"> </text:span><text:span text:style-name="T2">+2, </text:span><text:span text:style-name="T1">Will</text:span><text:span text:style-name="T3"> </text:span><text:span text:style-name="T2">+1 </text:span></text:p>
      <text:p text:style-name="P2">OFFENSE</text:p>
      <text:p text:style-name="P1"><text:span text:style-name="T1">Speed</text:span><text:span text:style-name="T3"> </text:span><text:span text:style-name="T2">30</text:span><text:line-break/><text:span text:style-name="T1">Melee</text:span><text:line-break/><text:span text:style-name="T1">Single Attack</text:span><text:span text:style-name="T3"> </text:span><text:span text:style-name="T2">Mace,Heavy +8 (1d8+5) </text:span><text:line-break/><text:span text:style-name="T1">Full Attack</text:span><text:line-break/><text:span text:style-name="T2">Mace,Heavy +8 (1d8+5)</text:span><text:line-break/><text:span text:style-name="T1">Space</text:span><text:span text:style-name="T3"> </text:span><text:span text:style-name="T2">5ft.; </text:span><text:span text:style-name="T1">Reach</text:span><text:span text:style-name="T3"> </text:span><text:span text:style-name="T2">5 </text:span><text:line-break/><text:span text:style-name="T1">Special Attacks</text:span><text:line-break/><text:span text:style-name="T1">Pole Fighting (Ex)</text:span><text:span text:style-name="T3"> </text:span><text:span text:style-name="T2">As an immediate action, a polearm master can shorten the grip on his spear or polearm with reach and use it against adjacent targets. This action results in a penalty on attack rolls with that weapon until he spends another immediate action to return to the normal grip. Penatly = -4</text:span><text:line-break/><text:span text:style-name="T1">Steadfast Pike (Ex)</text:span><text:span text:style-name="T3"> </text:span><text:span text:style-name="T2">Gains a bonus on attack rolls with readied attacks and attacks of opportunity made with a spear or polearm. Bonus = + 1</text:span></text:p>
      <text:p text:style-name="P2">STATISTICS</text:p>
      <text:p text:style-name="P1"><text:span text:style-name="T1">Str</text:span><text:span text:style-name="T3"> </text:span><text:span text:style-name="T2">16, </text:span><text:span text:style-name="T1">Dex</text:span><text:span text:style-name="T3"> </text:span><text:span text:style-name="T2">13, </text:span><text:span text:style-name="T1">Con</text:span><text:span text:style-name="T3"> </text:span><text:span text:style-name="T2">14, </text:span><text:span text:style-name="T1">Int</text:span><text:span text:style-name="T3"> </text:span><text:span text:style-name="T2">13, </text:span><text:span text:style-name="T1">Wis</text:span><text:span text:style-name="T3"> </text:span><text:span text:style-name="T2">11, </text:span><text:span text:style-name="T1">Cha</text:span><text:span text:style-name="T3"> </text:span><text:span text:style-name="T2">8</text:span><text:line-break/><text:span text:style-name="T1">Base Attack</text:span><text:span text:style-name="T3"> </text:span><text:span text:style-name="T2">4 </text:span><text:span text:style-name="T1">CMB</text:span><text:span text:style-name="T3"> </text:span><text:span text:style-name="T2">7 ; </text:span><text:span text:style-name="T1">CMD</text:span><text:span text:style-name="T3"> </text:span><text:span text:style-name="T2">19 </text:span><text:line-break/><text:span text:style-name="T1">Feats</text:span><text:span text:style-name="T3"> </text:span><text:line-break/><text:span text:style-name="T2">Dodge: Add 1 to AC ,</text:span><text:line-break/><text:span text:style-name="T2">Power Attack: You can choose to take a -1 penalty on all melee attacks and combat maneuver checks to gain a +2 bonus on all melee damage rolls. Every +4 base atack penalty increases by -1 and damage by +2,</text:span><text:line-break/><text:span text:style-name="T2">Weapon Specialization: +2 to damage rolls,</text:span><text:line-break/><text:span text:style-name="T2">Armour Prof Heavy,</text:span><text:line-break/><text:span text:style-name="T2">Armour Prof Light,</text:span><text:line-break/><text:span text:style-name="T2">Armour Prof Medium,</text:span><text:line-break/><text:span text:style-name="T2">Cleave: Get extra attack if hit monster to adjacent foe, -2 AC until your next turn ,</text:span><text:line-break/><text:span text:style-name="T2">Great Cleave: Can make extra attacks to adjacent foes if you hit opponents can continue until you miss or no more within reach, -2 AC until you next turn ,</text:span><text:line-break/><text:span text:style-name="T2">Martial Weap Prof,</text:span><text:line-break/><text:span text:style-name="T2">Shield Proficiency: Can use shields,</text:span><text:line-break/><text:span text:style-name="T2">Simple Weapon Proficiency,</text:span><text:line-break/><text:span text:style-name="T2">Tower Shield Proficiency: Can use the tower shield and suffer only normal shield skill penalties,</text:span><text:line-break/><text:span text:style-name="T2">Weapon Focus: +1 to attack rolls</text:span><text:line-break/><text:span text:style-name="T1">Skills</text:span><text:span text:style-name="T3"> </text:span><text:span text:style-name="T2">Climb 7, Handle Animal -1, Intimidate 6, Know Arch &amp; Eng 5, Know Dungeon 5, Perception 1, Ride 8, Survival 4, Swim -3</text:span><text:line-break/><text:span text:style-name="T1">Languages</text:span><text:span text:style-name="T3"> </text:span><text:span text:style-name="T2">Common</text:span></text:p>
      <text:p text:style-name="P2">ECOLOGY</text:p>
      <text:p text:style-name="P1"><text:span text:style-name="T1">Environment</text:span><text:span text:style-name="T3"> </text:span><text:span text:style-name="T2">Any</text:span><text:line-break/><text:soft-page-break/><text:span text:style-name="T1">Organization</text:span><text:span text:style-name="T3"> </text:span><text:span text:style-name="T2">Company 10-20, Band 30-100, Squad 4-8</text:span><text:line-break/><text:span text:style-name="T1">Treasure</text:span><text:span text:style-name="T3"> </text:span><text:span text:style-name="T2">Standard</text:span></text:p>
      <text:p text:style-name="P2">MAGIC ITEMS (max value 1650)</text:p>
      <text:p text:style-name="P1"/>
      <text:p text:style-name="P3"><text:span text:style-name="T1">Human CR 4 FIGHTER 5</text:span><text:line-break/><text:span text:style-name="T1">XP</text:span><text:span text:style-name="T3"> </text:span><text:span text:style-name="T2">1200</text:span><text:line-break/><text:span text:style-name="T2">Any Medium Humanoid</text:span><text:line-break/><text:span text:style-name="T2">Fighter level 5 (skill points 20) Heavy Foot</text:span><text:line-break/><text:span text:style-name="T2">(Shielded Fighter ) </text:span><text:line-break/><text:span text:style-name="T1">Init</text:span><text:span text:style-name="T3"> </text:span><text:span text:style-name="T2">+1; </text:span><text:span text:style-name="T1">Senses</text:span><text:span text:style-name="T3"> </text:span><text:span text:style-name="T2">; Perception +1</text:span></text:p>
      <text:p text:style-name="P2">DEFENSE</text:p>
      <text:p text:style-name="P1"><text:span text:style-name="T1">AC</text:span><text:span text:style-name="T3"> </text:span><text:span text:style-name="T2">20, Touch 12, flat footed 18 ( Breastplate, Shield, heavy steel) </text:span><text:line-break/><text:span text:style-name="T2">(+1 Dex, +6 armour, +2 shield, +1 feats) </text:span><text:line-break/><text:span text:style-name="T1">hp</text:span><text:span text:style-name="T3"> </text:span><text:span text:style-name="T2">47 (0d8+5d10+10+5);</text:span><text:line-break/><text:span text:style-name="T1">Fort</text:span><text:span text:style-name="T3"> </text:span><text:span text:style-name="T2">+6, </text:span><text:span text:style-name="T1">Ref</text:span><text:span text:style-name="T3"> </text:span><text:span text:style-name="T2">+2, </text:span><text:span text:style-name="T1">Will</text:span><text:span text:style-name="T3"> </text:span><text:span text:style-name="T2">+1 </text:span></text:p>
      <text:p text:style-name="P2">OFFENSE</text:p>
      <text:p text:style-name="P1"><text:span text:style-name="T1">Speed</text:span><text:span text:style-name="T3"> </text:span><text:span text:style-name="T2">20</text:span><text:line-break/><text:span text:style-name="T1">Melee</text:span><text:line-break/><text:span text:style-name="T1">Single Attack</text:span><text:span text:style-name="T3"> </text:span><text:span text:style-name="T2">Mace,Heavy +9 (1d8+5) </text:span><text:line-break/><text:span text:style-name="T1">Full Attack</text:span><text:line-break/><text:span text:style-name="T2">Mace,Heavy +9 (1d8+5)</text:span><text:line-break/><text:span text:style-name="T1">Space</text:span><text:span text:style-name="T3"> </text:span><text:span text:style-name="T2">5ft.; </text:span><text:span text:style-name="T1">Reach</text:span><text:span text:style-name="T3"> </text:span><text:span text:style-name="T2">5 </text:span><text:line-break/><text:span text:style-name="T1">Special Attacks</text:span><text:line-break/><text:span text:style-name="T1">Shield Fighter (Ex)</text:span><text:span text:style-name="T3"> </text:span><text:span text:style-name="T2">Gains a bonus on attack and damage rolls when making a shield bash. With a full-attack action, a shielded fighter may alternate between using his weapon or his shield for each attack. This action does not grant additional attacks or incur penalties as two-weapon fighting does. Bonus =+ 1</text:span></text:p>
      <text:p text:style-name="P2">STATISTICS</text:p>
      <text:p text:style-name="P1"><text:span text:style-name="T1">Str</text:span><text:span text:style-name="T3"> </text:span><text:span text:style-name="T2">16, </text:span><text:span text:style-name="T1">Dex</text:span><text:span text:style-name="T3"> </text:span><text:span text:style-name="T2">13, </text:span><text:span text:style-name="T1">Con</text:span><text:span text:style-name="T3"> </text:span><text:span text:style-name="T2">14, </text:span><text:span text:style-name="T1">Int</text:span><text:span text:style-name="T3"> </text:span><text:span text:style-name="T2">13, </text:span><text:span text:style-name="T1">Wis</text:span><text:span text:style-name="T3"> </text:span><text:span text:style-name="T2">11, </text:span><text:span text:style-name="T1">Cha</text:span><text:span text:style-name="T3"> </text:span><text:span text:style-name="T2">8</text:span><text:line-break/><text:span text:style-name="T1">Base Attack</text:span><text:span text:style-name="T3"> </text:span><text:span text:style-name="T2">5 </text:span><text:span text:style-name="T1">CMB</text:span><text:span text:style-name="T3"> </text:span><text:span text:style-name="T2">8 ; </text:span><text:span text:style-name="T1">CMD</text:span><text:span text:style-name="T3"> </text:span><text:span text:style-name="T2">20 </text:span><text:line-break/><text:span text:style-name="T1">Feats</text:span><text:span text:style-name="T3"> </text:span><text:line-break/><text:span text:style-name="T2">Dodge: Add 1 to AC ,</text:span><text:line-break/><text:span text:style-name="T2">Power Attack: You can choose to take a -1 penalty on all melee attacks and combat maneuver checks to gain a +2 bonus on all melee damage rolls. Every +4 base atack penalty increases by -1 and damage by +2,</text:span><text:line-break/><text:span text:style-name="T2">Weapon Specialization: +2 to damage rolls,</text:span><text:line-break/><text:span text:style-name="T2">Armour Prof Heavy,</text:span><text:line-break/><text:span text:style-name="T2">Armour Prof Light,</text:span><text:line-break/><text:span text:style-name="T2">Armour Prof Medium,</text:span><text:line-break/><text:span text:style-name="T2">Cleave: Get extra attack if hit monster to adjacent foe, -2 AC until your next turn ,</text:span><text:line-break/><text:span text:style-name="T2">Great Cleave: Can make extra attacks to adjacent foes if you hit opponents can continue until you miss or no more within reach, -2 AC until you next turn ,</text:span><text:line-break/><text:span text:style-name="T2">Martial Weap Prof,</text:span><text:line-break/><text:span text:style-name="T2">Shield Proficiency: Can use shields,</text:span><text:line-break/><text:span text:style-name="T2">Simple Weapon Proficiency,</text:span><text:line-break/><text:span text:style-name="T2">Strike Back: Attack foes that strike you whilst using reach,</text:span><text:line-break/><text:span text:style-name="T2">Tower Shield Proficiency: Can use the tower shield and suffer only normal shield skill penalties,</text:span><text:line-break/><text:span text:style-name="T2">Weapon Focus: +1 to attack rolls</text:span><text:line-break/><text:span text:style-name="T1">Skills</text:span><text:span text:style-name="T3"> </text:span><text:span text:style-name="T2">Climb 5, Handle Animal -1, Intimidate 7, Know Arch &amp; Eng 5, Know Dungeon 5, Perception 1, Ride 9, Survival 4, Swim -5</text:span><text:line-break/><text:span text:style-name="T1">Languages</text:span><text:span text:style-name="T3"> </text:span><text:span text:style-name="T2">Common</text:span></text:p>
      <text:p text:style-name="P2">ECOLOGY</text:p>
      <text:p text:style-name="P1"><text:span text:style-name="T1">Environment</text:span><text:span text:style-name="T3"> </text:span><text:span text:style-name="T2">Any</text:span><text:line-break/><text:span text:style-name="T1">Organization</text:span><text:span text:style-name="T3"> </text:span><text:span text:style-name="T2">Company 10-20, Band 30-100, Squad 4-8</text:span><text:line-break/><text:soft-page-break/><text:span text:style-name="T1">Treasure</text:span><text:span text:style-name="T3"> </text:span><text:span text:style-name="T2">Standard</text:span></text:p>
      <text:p text:style-name="P2">SPECIAL ABILITIES</text:p>
      <text:p text:style-name="P1"><text:span text:style-name="T1">Active Defense (Ex)</text:span><text:span text:style-name="T3"> </text:span><text:span text:style-name="T2">Gains a dodge bonus to AC when wielding a shield and fighting defensively, using Combat Expertise, or using total defense. As a swift action, may share this bonus with one adjacent ally, or half of the bonus with all adjacent allies, until the beginning of his next turn. Bonus = + 1</text:span><text:line-break/><text:span text:style-name="T1">Bravery</text:span><text:span text:style-name="T3"> </text:span><text:span text:style-name="T2">Save vs fear + 1</text:span> </text:p>
      <text:p text:style-name="P1"/>
      <text:p text:style-name="P3"><text:span text:style-name="T1">Human CR 5 FIGHTER 6</text:span><text:line-break/><text:span text:style-name="T1">XP</text:span><text:span text:style-name="T3"> </text:span><text:span text:style-name="T2">1200</text:span><text:line-break/><text:span text:style-name="T2">Any Medium Humanoid</text:span><text:line-break/><text:span text:style-name="T2">Fighter level 6 (skill points 20) Knight</text:span><text:line-break/><text:span text:style-name="T2">(Shielded Fighter ) </text:span><text:line-break/><text:span text:style-name="T1">Init</text:span><text:span text:style-name="T3"> </text:span><text:span text:style-name="T2">+1; </text:span><text:span text:style-name="T1">Senses</text:span><text:span text:style-name="T3"> </text:span><text:span text:style-name="T2">; Perception +1</text:span></text:p>
      <text:p text:style-name="P2">DEFENSE</text:p>
      <text:p text:style-name="P1"><text:span text:style-name="T1">AC</text:span><text:span text:style-name="T3"> </text:span><text:span text:style-name="T2">19, Touch 11, flat footed 18 ( Banded mail, Shield, light steel) </text:span><text:line-break/><text:span text:style-name="T2">(+1 Dex, +7 armour, +1 shield) </text:span><text:line-break/><text:span text:style-name="T1">hp</text:span><text:span text:style-name="T3"> 52</text:span><text:span text:style-name="T2"> (0d8+5d10+10+5);</text:span><text:line-break/><text:span text:style-name="T1">Fort</text:span><text:span text:style-name="T3"> </text:span><text:span text:style-name="T2">+7, </text:span><text:span text:style-name="T1">Ref</text:span><text:span text:style-name="T3"> </text:span><text:span text:style-name="T2">+3, </text:span><text:span text:style-name="T1">Will</text:span><text:span text:style-name="T3"> </text:span><text:span text:style-name="T2">+1 </text:span></text:p>
      <text:p text:style-name="P2">OFFENSE</text:p>
      <text:p text:style-name="P1"><text:span text:style-name="T1">Speed</text:span><text:span text:style-name="T3"> </text:span><text:span text:style-name="T2">20</text:span><text:line-break/><text:span text:style-name="T1">Melee</text:span><text:line-break/><text:span text:style-name="T1">Single Attack</text:span><text:span text:style-name="T3"> </text:span><text:span text:style-name="T2">Flail, heavy +10 (1d10+5/19-20) </text:span><text:line-break/><text:span text:style-name="T1">Full Attack</text:span><text:line-break/><text:span text:style-name="T2">Flail, heavy +10/+7 (1d10+5/19-20)</text:span><text:line-break/><text:span text:style-name="T1">Space</text:span><text:span text:style-name="T3"> </text:span><text:span text:style-name="T2">5ft.; </text:span><text:span text:style-name="T1">Reach</text:span><text:span text:style-name="T3"> </text:span><text:span text:style-name="T2">5 </text:span><text:line-break/><text:span text:style-name="T1">Special Attacks</text:span><text:line-break/><text:span text:style-name="T1">Shield Fighter (Ex)</text:span><text:span text:style-name="T3"> </text:span><text:span text:style-name="T2">Gains a bonus on attack and damage rolls when making a shield bash. With a full-attack action, a shielded fighter may alternate between using his weapon or his shield for each attack. This action does not grant additional attacks or incur penalties as two-weapon fighting does. Bonus =+ 1</text:span></text:p>
      <text:p text:style-name="P2">STATISTICS</text:p>
      <text:p text:style-name="P1"><text:span text:style-name="T1">Str</text:span><text:span text:style-name="T3"> </text:span><text:span text:style-name="T2">16, </text:span><text:span text:style-name="T1">Dex</text:span><text:span text:style-name="T3"> </text:span><text:span text:style-name="T2">13, </text:span><text:span text:style-name="T1">Con</text:span><text:span text:style-name="T3"> </text:span><text:span text:style-name="T2">14, </text:span><text:span text:style-name="T1">Int</text:span><text:span text:style-name="T3"> </text:span><text:span text:style-name="T2">13, </text:span><text:span text:style-name="T1">Wis</text:span><text:span text:style-name="T3"> </text:span><text:span text:style-name="T2">11, </text:span><text:span text:style-name="T1">Cha</text:span><text:span text:style-name="T3"> </text:span><text:span text:style-name="T2">8</text:span><text:line-break/><text:span text:style-name="T1">Base Attack</text:span><text:span text:style-name="T3"> </text:span><text:span text:style-name="T2">5 </text:span><text:span text:style-name="T1">CMB</text:span><text:span text:style-name="T3"> </text:span><text:span text:style-name="T2">8 ; </text:span><text:span text:style-name="T1">CMD</text:span><text:span text:style-name="T3"> </text:span><text:span text:style-name="T2">19 </text:span><text:line-break/><text:span text:style-name="T1">Feats</text:span><text:span text:style-name="T3"> </text:span><text:line-break/><text:span text:style-name="T2">Combat Expertise: You can choose to take a -1 penalty on melee attack rolls and combat maneuver checks to gain a +1 dodge bonus to your AC. Every +4 base attack penalty increase by -1 and dodge by +1 ,</text:span><text:line-break/><text:span text:style-name="T2">Weapon Focus: +1 to attack rolls,</text:span><text:line-break/><text:span text:style-name="T2">Weapon Specialization: +2 to damage rolls,</text:span><text:line-break/><text:span text:style-name="T2">Animal Affinity: +2 Handle Animal +2 Ride,</text:span><text:line-break/><text:span text:style-name="T2">Armour Prof Heavy,</text:span><text:line-break/><text:span text:style-name="T2">Armour Prof Light,</text:span><text:line-break/><text:span text:style-name="T2">Armour Prof Medium,</text:span><text:line-break/><text:span text:style-name="T2">Martial Weap Prof,</text:span><text:line-break/><text:span text:style-name="T2">Mounted Combat: Negate hit on mount with ride check DC opponents attack roll,</text:span><text:line-break/><text:span text:style-name="T2">Ride-by Attack: When charging can carry on after the attack,</text:span><text:line-break/><text:span text:style-name="T2">Shield Proficiency: Can use shields,</text:span><text:line-break/><text:span text:style-name="T2">Simple Weapon Proficiency,</text:span><text:line-break/><text:span text:style-name="T2">Tower Shield Proficiency: Can use the tower shield and suffer only normal shield skill penalties,</text:span><text:line-break/><text:span text:style-name="T2">Trample: When overrunning opponent cannot avoid you </text:span><text:line-break/><text:span text:style-name="T1">Skills</text:span><text:span text:style-name="T3"> </text:span><text:span text:style-name="T2">Climb 0, Handle Animal 9, Intimidate 4, Know Arch &amp; Eng 1, Know Dungeon 1, Perception 1, Ride 11, Survival 4, Swim -3</text:span><text:line-break/><text:span text:style-name="T1">Languages</text:span><text:span text:style-name="T3"> </text:span><text:span text:style-name="T2">Common</text:span></text:p>
      <text:p text:style-name="P2">ECOLOGY</text:p>
      <text:p text:style-name="P1"><text:span text:style-name="T1">Environment</text:span><text:span text:style-name="T3"> </text:span><text:span text:style-name="T2">Any</text:span><text:line-break/><text:span text:style-name="T1">Organization</text:span><text:span text:style-name="T3"> </text:span><text:span text:style-name="T2">Company 10-20, Band 30-100, Squad 4-8</text:span><text:line-break/><text:span text:style-name="T1">Treasure</text:span><text:span text:style-name="T3"> </text:span><text:span text:style-name="T2">Standard</text:span></text:p>
      <text:p text:style-name="P2"><text:soft-page-break/>SPECIAL ABILITIES</text:p>
      <text:p text:style-name="P1"><text:span text:style-name="T1">Active Defense (Ex)</text:span><text:span text:style-name="T3"> </text:span><text:span text:style-name="T2">Gains a dodge bonus to AC when wielding a shield and fighting defensively, using Combat Expertise, or using total defense. As a swift action, may share this bonus with one adjacent ally, or half of the bonus with all adjacent allies, until the beginning of his next turn. Bonus = + 1</text:span><text:line-break/><text:span text:style-name="T1">Bravery</text:span><text:span text:style-name="T3"> </text:span><text:span text:style-name="T2">Save vs fear + 1</text:span></text:p>
      <text:p text:style-name="P2">MAGIC ITEMS (max value 2400)</text:p>
      <text:p text:style-name="P2"/>
      <text:p text:style-name="P3"><text:span text:style-name="T1">Human CR 6 FIGHTER 7</text:span><text:line-break/><text:span text:style-name="T1">XP</text:span><text:span text:style-name="T3"> </text:span><text:span text:style-name="T2">1200</text:span><text:line-break/><text:span text:style-name="T2">Any Medium Humanoid</text:span><text:line-break/><text:span text:style-name="T2">Fighter level 7 (skill points 20) Knight</text:span><text:line-break/><text:span text:style-name="T2">(Shielded Fighter ) </text:span><text:line-break/><text:span text:style-name="T1">Init</text:span><text:span text:style-name="T3"> </text:span><text:span text:style-name="T2">+1; </text:span><text:span text:style-name="T1">Senses</text:span><text:span text:style-name="T3"> </text:span><text:span text:style-name="T2">; Perception +1</text:span></text:p>
      <text:p text:style-name="P2">DEFENSE</text:p>
      <text:p text:style-name="P1"><text:span text:style-name="T1">AC</text:span><text:span text:style-name="T3"> 22</text:span><text:span text:style-name="T2">, Touch 11, flat footed 22 ( Half Plate, Shield, Tower Shield) </text:span><text:line-break/><text:span text:style-name="T2">(+1 Dex, +8 armour, +4 shield) </text:span><text:line-break/><text:span text:style-name="T1">hp</text:span><text:span text:style-name="T3"> 52</text:span><text:span text:style-name="T2"> (0d8+5d10+10+5);</text:span><text:line-break/><text:span text:style-name="T1">Fort</text:span><text:span text:style-name="T3"> </text:span><text:span text:style-name="T2">+8, </text:span><text:span text:style-name="T1">Ref</text:span><text:span text:style-name="T3"> </text:span><text:span text:style-name="T2">+3, </text:span><text:span text:style-name="T1">Will</text:span><text:span text:style-name="T3"> </text:span><text:span text:style-name="T2">+1 </text:span></text:p>
      <text:p text:style-name="P2">OFFENSE</text:p>
      <text:p text:style-name="P1"><text:span text:style-name="T1">Speed</text:span><text:span text:style-name="T3"> </text:span><text:span text:style-name="T2">20</text:span><text:line-break/><text:span text:style-name="T1">Melee</text:span><text:line-break/><text:span text:style-name="T1">Single Attack</text:span><text:span text:style-name="T3"> </text:span><text:span text:style-name="T2">Flail, heavy +11 (1d10+5/19-20) </text:span><text:line-break/><text:span text:style-name="T1">Full Attack</text:span><text:line-break/><text:span text:style-name="T2">Flail, heavy +11/+8 (1d10+5/19-20)</text:span><text:line-break/><text:span text:style-name="T1">Space</text:span><text:span text:style-name="T3"> </text:span><text:span text:style-name="T2">5ft.; </text:span><text:span text:style-name="T1">Reach</text:span><text:span text:style-name="T3"> </text:span><text:span text:style-name="T2">5 </text:span><text:line-break/><text:span text:style-name="T1">Special Attacks</text:span><text:line-break/><text:span text:style-name="T1">Shield Fighter (Ex)</text:span><text:span text:style-name="T3"> </text:span><text:span text:style-name="T2">Gains a bonus on attack and damage rolls when making a shield bash. With a full-attack action, a shielded fighter may alternate between using his weapon or his shield for each attack. This action does not grant additional attacks or incur penalties as two-weapon fighting does. Bonus =+ 1</text:span></text:p>
      <text:p text:style-name="P2">STATISTICS</text:p>
      <text:p text:style-name="P1"><text:span text:style-name="T1">Str</text:span><text:span text:style-name="T3"> </text:span><text:span text:style-name="T2">16, </text:span><text:span text:style-name="T1">Dex</text:span><text:span text:style-name="T3"> </text:span><text:span text:style-name="T2">13, </text:span><text:span text:style-name="T1">Con</text:span><text:span text:style-name="T3"> </text:span><text:span text:style-name="T2">14, </text:span><text:span text:style-name="T1">Int</text:span><text:span text:style-name="T3"> </text:span><text:span text:style-name="T2">13, </text:span><text:span text:style-name="T1">Wis</text:span><text:span text:style-name="T3"> </text:span><text:span text:style-name="T2">11, </text:span><text:span text:style-name="T1">Cha</text:span><text:span text:style-name="T3"> </text:span><text:span text:style-name="T2">8</text:span><text:line-break/><text:span text:style-name="T1">Base Attack</text:span><text:span text:style-name="T3"> </text:span><text:span text:style-name="T2">5 </text:span><text:span text:style-name="T1">CMB</text:span><text:span text:style-name="T3"> </text:span><text:span text:style-name="T2">8 ; </text:span><text:span text:style-name="T1">CMD</text:span><text:span text:style-name="T3"> </text:span><text:span text:style-name="T2">19 </text:span><text:line-break/><text:span text:style-name="T1">Feats</text:span><text:span text:style-name="T3"> </text:span><text:line-break/><text:span text:style-name="T2">Combat Expertise: You can choose to take a -1 penalty on melee attack rolls and combat maneuver checks to gain a +1 dodge bonus to your AC. Every +4 base attack penalty increase by -1 and dodge by +1 ,</text:span><text:line-break/><text:span text:style-name="T2">Weapon Focus: +1 to attack rolls,</text:span><text:line-break/><text:span text:style-name="T2">Weapon Specialization: +2 to damage rolls,</text:span><text:line-break/><text:span text:style-name="T2">Animal Affinity: +2 Handle Animal +2 Ride,</text:span><text:line-break/><text:span text:style-name="T2">Armour Prof Heavy,</text:span><text:line-break/><text:span text:style-name="T2">Armour Prof Light,</text:span><text:line-break/><text:span text:style-name="T2">Armour Prof Medium,</text:span><text:line-break/><text:span text:style-name="T2">Martial Weap Prof,</text:span><text:line-break/><text:span text:style-name="T2">Mounted Combat: Negate hit on mount with ride check DC opponents attack roll,</text:span><text:line-break/><text:span text:style-name="T2">Ride-by Attack: When charging can carry on after the attack,</text:span><text:line-break/><text:span text:style-name="T2">Shield Proficiency: Can use shields,</text:span><text:line-break/><text:span text:style-name="T2">Simple Weapon Proficiency,</text:span><text:line-break/><text:span text:style-name="T2">Tower Shield Proficiency: Can use the tower shield and suffer only normal shield skill penalties,</text:span><text:line-break/><text:span text:style-name="T2">Trample: When overrunning opponent cannot avoid you </text:span><text:line-break/><text:span text:style-name="T1">Skills</text:span><text:span text:style-name="T3"> </text:span><text:span text:style-name="T2">Climb 0, Handle Animal 9, Intimidate 4, Know Arch &amp; Eng 1, Know Dungeon 1, Perception 1, Ride 11, Survival 4, Swim -3</text:span><text:line-break/><text:span text:style-name="T1">Languages</text:span><text:span text:style-name="T3"> </text:span><text:span text:style-name="T2">Common</text:span></text:p>
      <text:p text:style-name="P2">ECOLOGY</text:p>
      <text:p text:style-name="P1"><text:span text:style-name="T1">Environment</text:span><text:span text:style-name="T3"> </text:span><text:span text:style-name="T2">Any</text:span><text:line-break/><text:span text:style-name="T1">Organization</text:span><text:span text:style-name="T3"> </text:span><text:span text:style-name="T2">Company 10-20, Band 30-100, Squad 4-8</text:span><text:line-break/><text:span text:style-name="T1">Treasure</text:span><text:span text:style-name="T3"> </text:span><text:span text:style-name="T2">Standard</text:span></text:p>
      <text:p text:style-name="P2"><text:soft-page-break/>SPECIAL ABILITIES</text:p>
      <text:p text:style-name="P1"><text:span text:style-name="T1">Active Defense (Ex)</text:span><text:span text:style-name="T3"> </text:span><text:span text:style-name="T2">Gains a dodge bonus to AC when wielding a shield and fighting defensively, using Combat Expertise, or using total defense. As a swift action, may share this bonus with one adjacent ally, or half of the bonus with all adjacent allies, until the beginning of his next turn. Bonus = + 1</text:span><text:line-break/><text:span text:style-name="T1">Bravery</text:span><text:span text:style-name="T3"> </text:span><text:span text:style-name="T2">Save vs fear + 1</text:span></text:p>
      <text:p text:style-name="P2">MAGIC ITEMS (max value 2400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verdana" svg:font-family="verdan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lan Roth</meta:initial-creator>
    <meta:creation-date>2015-08-17T15:32:59.64</meta:creation-date>
    <dc:date>2015-08-17T16:46:46.12</dc:date>
    <dc:creator>Nolan Roth</dc:creator>
    <meta:editing-duration>PT1H13M4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2" meta:paragraph-count="77" meta:word-count="2409" meta:character-count="13598"/>
  </office:meta>
</office:document-meta>
</file>